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Mono 12" svg:font-family="'LM Mono 12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M Mono 12" officeooo:rsid="001ad66e" officeooo:paragraph-rsid="001ad6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*************************</text:p>
      <text:p text:style-name="P1">VGP310 Example code to build a Huffman tree from character frequencies</text:p>
      <text:p text:style-name="P1">in min priority queue of the code symbols with character and freq.</text:p>
      <text:p text:style-name="P1">W. Dobson <text:s text:c="2"/>1-22-2018</text:p>
      <text:p text:style-name="P1"/>
      <text:p text:style-name="P1">This queue structure automatically sorts the Csym elements</text:p>
      <text:p text:style-name="P1">in ascending order (least first)</text:p>
      <text:p text:style-name="P1"/>
      <text:p text:style-name="P1">1-22 modified to create encode table using strings of 1/0 characters</text:p>
      <text:p text:style-name="P1">to represent bit stream.</text:p>
      <text:p text:style-name="P1">*************************/</text:p>
      <text:p text:style-name="P1">//#include "stdafx.h"</text:p>
      <text:p text:style-name="P1">#include &lt;iostream&gt;</text:p>
      <text:p text:style-name="P1">#include &lt;vector&gt;</text:p>
      <text:p text:style-name="P1">#include &lt;queue&gt;</text:p>
      <text:p text:style-name="P1">#include &lt;string&gt;</text:p>
      <text:p text:style-name="P1"/>
      <text:p text:style-name="P1">using namespace std;</text:p>
      <text:p text:style-name="P1"/>
      <text:p text:style-name="P1">// Code symbol data structure (or node)</text:p>
      <text:p text:style-name="P1">struct CsymNode {</text:p>
      <text:p text:style-name="P1"><text:tab/>char c;</text:p>
      <text:p text:style-name="P1"><text:tab/>unsigned int f;</text:p>
      <text:p text:style-name="P1"><text:tab/>CsymNode *left, *right;</text:p>
      <text:p text:style-name="P1"/>
      <text:p text:style-name="P1"><text:tab/>// overloaded initialize constructor for this structure</text:p>
      <text:p text:style-name="P1"><text:tab/>CsymNode(char c, unsigned f) {</text:p>
      <text:p text:style-name="P1"><text:tab/><text:tab/>left = NULL;</text:p>
      <text:p text:style-name="P1"><text:tab/><text:tab/>right = NULL;</text:p>
      <text:p text:style-name="P1"><text:tab/><text:tab/>this-&gt;c = c;</text:p>
      <text:p text:style-name="P1"><text:tab/><text:tab/>this-&gt;f = f;</text:p>
      <text:p text:style-name="P1"><text:tab/>}</text:p>
      <text:p text:style-name="P1">};</text:p>
      <text:p text:style-name="P1"/>
      <text:p text:style-name="P1">// Comparator boolean operator for use by the priority queue</text:p>
      <text:p text:style-name="P1">struct compare_Csym {</text:p>
      <text:p text:style-name="P1"><text:tab/>bool operator() (const CsymNode *a, const CsymNode *b) const</text:p>
      <text:p text:style-name="P1"><text:tab/>{</text:p>
      <text:p text:style-name="P1"><text:tab/><text:tab/>return a-&gt;f &gt; b-&gt;f;</text:p>
      <text:p text:style-name="P1"><text:tab/>} <text:s/>// Note the &gt; forces ascending order</text:p>
      <text:p text:style-name="P1">};</text:p>
      <text:p text:style-name="P1"/>
      <text:p text:style-name="P1"><text:soft-page-break/>// struct for encoder table nodes</text:p>
      <text:p text:style-name="P1">struct EncoderNode {</text:p>
      <text:p text:style-name="P1"><text:tab/>char c;</text:p>
      <text:p text:style-name="P1"><text:tab/>string bits; <text:s/>// now uses string for bits for convenience</text:p>
      <text:p text:style-name="P1">};</text:p>
      <text:p text:style-name="P1"/>
      <text:p text:style-name="P1">/******************</text:p>
      <text:p text:style-name="P1">Function to scan a string counting frequency of characters then putting them</text:p>
      <text:p text:style-name="P1">into a priority queue. <text:s/>Returns the number of codesymbols discovered.</text:p>
      <text:p text:style-name="P1">*******************/</text:p>
      <text:p text:style-name="P1">unsigned freqcount(string&amp; str, priority_queue&lt;CsymNode*, vector&lt;CsymNode*&gt;, compare_Csym&gt;&amp; pq) {</text:p>
      <text:p text:style-name="P1"><text:tab/>unsigned symcnt = 0;</text:p>
      <text:p text:style-name="P1"><text:tab/>vector&lt;unsigned&gt; freq(256, 0);</text:p>
      <text:p text:style-name="P1"/>
      <text:p text:style-name="P1"><text:tab/>// Loop scan the input string incrementing the count using the ASCII code</text:p>
      <text:p text:style-name="P1"><text:tab/>// for the character as an address for the counter value.</text:p>
      <text:p text:style-name="P1"><text:tab/>for (unsigned i = 0; i &lt; str.size(); i++) {</text:p>
      <text:p text:style-name="P1"><text:tab/><text:tab/>++freq[(unsigned)str[i]];</text:p>
      <text:p text:style-name="P1"><text:tab/>}</text:p>
      <text:p text:style-name="P1"/>
      <text:p text:style-name="P1"><text:tab/>// Loop scans the vector of freq counts and pushes any non zero</text:p>
      <text:p text:style-name="P1"><text:tab/>// into a priority queue using the ASCII char equal to the index.</text:p>
      <text:p text:style-name="P1"><text:tab/>for (unsigned i = 0; i &lt; 255; i++) {</text:p>
      <text:p text:style-name="P1"><text:tab/><text:tab/>if (freq[i] &gt; 0) {</text:p>
      <text:p text:style-name="P1"><text:tab/><text:tab/><text:tab/>CsymNode *newnode = new CsymNode((char)i, freq[i]);</text:p>
      <text:p text:style-name="P1"><text:tab/><text:tab/><text:tab/>//cout &lt;&lt; "debug: " &lt;&lt; newnode-&gt;c &lt;&lt; " " &lt;&lt; newnode-&gt;f &lt;&lt; endl;</text:p>
      <text:p text:style-name="P1"><text:tab/><text:tab/><text:tab/>pq.push(newnode);</text:p>
      <text:p text:style-name="P1"><text:tab/><text:tab/><text:tab/>++symcnt;</text:p>
      <text:p text:style-name="P1"><text:tab/><text:tab/>}</text:p>
      <text:p text:style-name="P1"><text:tab/>}</text:p>
      <text:p text:style-name="P1"/>
      <text:p text:style-name="P1"><text:tab/>return symcnt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************</text:p>
      <text:p text:style-name="P1">Function to build a Huffman coding tree</text:p>
      <text:p text:style-name="P1">*************/</text:p>
      <text:p text:style-name="P1">CsymNode *huffmantree(priority_queue&lt;CsymNode*, vector&lt;CsymNode*&gt;, compare_Csym&gt;&amp; pq) {</text:p>
      <text:p text:style-name="P1"><text:tab/>CsymNode *left, *right, *top;</text:p>
      <text:p text:style-name="P1"/>
      <text:p text:style-name="P1"><text:tab/>top = NULL;</text:p>
      <text:p text:style-name="P1"><text:tab/>while (pq.size() &gt; 1) {</text:p>
      <text:p text:style-name="P1"><text:tab/><text:tab/>left = new CsymNode((char)255, 0);</text:p>
      <text:p text:style-name="P1"><text:tab/><text:tab/>right = new CsymNode((char)255, 0);</text:p>
      <text:p text:style-name="P1"><text:tab/><text:tab/>left = pq.top();</text:p>
      <text:p text:style-name="P1"><text:tab/><text:tab/>pq.pop();</text:p>
      <text:p text:style-name="P1"><text:tab/><text:tab/>right = pq.top();</text:p>
      <text:p text:style-name="P1"><text:tab/><text:tab/>pq.pop();</text:p>
      <text:p text:style-name="P1"><text:tab/><text:tab/>// Create new parent node with freq being the sum</text:p>
      <text:p text:style-name="P1"><text:tab/><text:tab/>// of the two child node freqs. We use the hex 0xff</text:p>
      <text:p text:style-name="P1"><text:tab/><text:tab/>// for all non leaf nodes.</text:p>
      <text:p text:style-name="P1"><text:tab/><text:tab/>top = new CsymNode((char)255, left-&gt;f + right-&gt;f);</text:p>
      <text:p text:style-name="P1"><text:tab/><text:tab/>top-&gt;left = left;</text:p>
      <text:p text:style-name="P1"><text:tab/><text:tab/>top-&gt;right = right;</text:p>
      <text:p text:style-name="P1"><text:tab/><text:tab/>// Push the new node into the queue and the process repeats</text:p>
      <text:p text:style-name="P1"><text:tab/><text:tab/>// with one fewer nodes in the queue each time.</text:p>
      <text:p text:style-name="P1"><text:tab/><text:tab/>pq.push(top);</text:p>
      <text:p text:style-name="P1"><text:tab/>}</text:p>
      <text:p text:style-name="P1"/>
      <text:p text:style-name="P1"><text:tab/>return top; <text:s/>// returns last top node which is the root of the tree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*************</text:p>
      <text:p text:style-name="P1">Recursive function to traverse Huffman tree and build an encoder table (dictionary)</text:p>
      <text:p text:style-name="P1">**************/</text:p>
      <text:p text:style-name="P1">void huffencodetable(CsymNode *root, vector&lt;EncoderNode&gt; *etable, string str) {</text:p>
      <text:p text:style-name="P1"><text:tab/>EncoderNode n1;</text:p>
      <text:p text:style-name="P1"/>
      <text:p text:style-name="P1"><text:tab/>if (!root)<text:tab/><text:tab/>// terminates the recursion</text:p>
      <text:p text:style-name="P1"><text:tab/><text:tab/>return;</text:p>
      <text:p text:style-name="P1"/>
      <text:p text:style-name="P1"><text:tab/>if ((unsigned)root-&gt;c &lt; 255) {</text:p>
      <text:p text:style-name="P1"><text:tab/><text:tab/>n1.c = root-&gt;c;</text:p>
      <text:p text:style-name="P1"><text:tab/><text:tab/>n1.bits = str;</text:p>
      <text:p text:style-name="P1"/>
      <text:p text:style-name="P1"><text:tab/><text:tab/>etable-&gt;push_back(n1);</text:p>
      <text:p text:style-name="P1"><text:tab/>}</text:p>
      <text:p text:style-name="P1"/>
      <text:p text:style-name="P1"><text:tab/>huffencodetable(root-&gt;left, etable, str + "0");</text:p>
      <text:p text:style-name="P1"><text:tab/>huffencodetable(root-&gt;right, etable, str + "1");</text:p>
      <text:p text:style-name="P1">}</text:p>
      <text:p text:style-name="P1"/>
      <text:p text:style-name="P1">/************</text:p>
      <text:p text:style-name="P1">Huffman encoder function creates a bitstream string of 0 and 1 char representing</text:p>
      <text:p text:style-name="P1">the binary encoded data (using a string out of convenience).</text:p>
      <text:p text:style-name="P1">*************/</text:p>
      <text:p text:style-name="P1">void huffmanencoder(string&amp; str, vector&lt;EncoderNode&gt;&amp; etable, string&amp; bitstream) {</text:p>
      <text:p text:style-name="P1"><text:tab/>bitstream.clear(); <text:s/>// start with a clean slate</text:p>
      <text:p text:style-name="P1"><text:tab/>for (unsigned i = 0; i &lt; str.size(); i++) {</text:p>
      <text:p text:style-name="P1"><text:tab/><text:tab/>// look up each char in string and add code to bitstream string</text:p>
      <text:p text:style-name="P1"><text:tab/><text:tab/>for (unsigned j = 0; j &lt; etable.size(); j++){</text:p>
      <text:p text:style-name="P1"><text:tab/><text:tab/><text:tab/>if (str[i] == <text:s/>etable[j].c)</text:p>
      <text:p text:style-name="P1"><text:tab/><text:tab/><text:tab/><text:tab/>bitstream = bitstream + etable[j].bits;</text:p>
      <text:p text:style-name="P1"><text:tab/><text:tab/>}</text:p>
      <text:p text:style-name="P1"><text:tab/>}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*************</text:p>
      <text:p text:style-name="P1">Huffman decoder function takes a bitstream string input and decodes</text:p>
      <text:p text:style-name="P1">using decoder tree referenced by root ptr.</text:p>
      <text:p text:style-name="P1">***************/</text:p>
      <text:p text:style-name="P1">void huffmandecoder(CsymNode *root, string&amp; bitstream, string&amp; decodestr){</text:p>
      <text:p text:style-name="P1"><text:s text:c="4"/>CsymNode *ptr;</text:p>
      <text:p text:style-name="P1"><text:s text:c="4"/>ptr = root;</text:p>
      <text:p text:style-name="P1"><text:s text:c="4"/>decodestr.clear();</text:p>
      <text:p text:style-name="P1"/>
      <text:p text:style-name="P1"><text:s text:c="4"/>for(unsigned i = 0; i&lt;bitstream.size(); i++){</text:p>
      <text:p text:style-name="P1"><text:s text:c="8"/>// if no char c=data in node traverse left/right as bitstream dictates</text:p>
      <text:p text:style-name="P1"><text:s text:c="8"/>if(bitstream[i] == '0' &amp;&amp; (unsigned char)ptr-&gt;c &gt;= 255 ){</text:p>
      <text:p text:style-name="P1"><text:s text:c="12"/>ptr = ptr-&gt;left;</text:p>
      <text:p text:style-name="P1"><text:s text:c="8"/>}</text:p>
      <text:p text:style-name="P1"><text:s text:c="8"/>else if(bitstream[i] == '1' &amp;&amp; (unsigned char)ptr-&gt;c &gt;= 255 ){</text:p>
      <text:p text:style-name="P1"><text:s text:c="12"/>ptr = ptr-&gt;right;</text:p>
      <text:p text:style-name="P1"><text:s text:c="8"/>}</text:p>
      <text:p text:style-name="P1"/>
      <text:p text:style-name="P1"><text:s text:c="8"/>// if node contains data concatenate to str</text:p>
      <text:p text:style-name="P1"><text:s text:c="8"/>if((unsigned)ptr-&gt;c &lt; 255){</text:p>
      <text:p text:style-name="P1"><text:s text:c="12"/>decodestr = decodestr + ptr-&gt;c;</text:p>
      <text:p text:style-name="P1"><text:s text:c="12"/>ptr = root;</text:p>
      <text:p text:style-name="P1"><text:s text:c="8"/>}</text:p>
      <text:p text:style-name="P1"/>
      <text:p text:style-name="P1"><text:s text:c="4"/>}</text:p>
      <text:p text:style-name="P1">}</text:p>
      <text:p text:style-name="P1"/>
      <text:p text:style-name="P1">/***********</text:p>
      <text:p text:style-name="P1">Recursive function to traverse Huffman tree and print contents</text:p>
      <text:p text:style-name="P1">**********/</text:p>
      <text:p text:style-name="P1">void printtree(CsymNode *root, string str) {</text:p>
      <text:p text:style-name="P1"><text:tab/>if (!root)<text:tab/><text:tab/>// terminates the recursion</text:p>
      <text:p text:style-name="P1"><text:tab/><text:tab/>return;</text:p>
      <text:p text:style-name="P1"><text:tab/>//cout &lt;&lt; hex &lt;&lt; (short)root-&gt;c &lt;&lt;endl;</text:p>
      <text:p text:style-name="P1"><text:tab/>if ((unsigned)root-&gt;c &lt; 255) { <text:s text:c="4"/>// I used 0xff as the null character</text:p>
      <text:p text:style-name="P1"><text:tab/><text:tab/>cout &lt;&lt; root-&gt;c &lt;&lt; ": " &lt;&lt; str.c_str() &lt;&lt; endl;</text:p>
      <text:p text:style-name="P1"><text:tab/>}</text:p>
      <text:p text:style-name="P1"/>
      <text:p text:style-name="P1"><text:tab/>printtree(root-&gt;left, str + "0");</text:p>
      <text:p text:style-name="P1"><text:tab/>printtree(root-&gt;right, str + "1");</text:p>
      <text:p text:style-name="P1">}</text:p>
      <text:p text:style-name="P1"/>
      <text:p text:style-name="P1"><text:soft-page-break/></text:p>
      <text:p text:style-name="P1">/************</text:p>
      <text:p text:style-name="P1">Main program body</text:p>
      <text:p text:style-name="P1">*************/</text:p>
      <text:p text:style-name="P1">int main()</text:p>
      <text:p text:style-name="P1">{</text:p>
      <text:p text:style-name="P1"><text:tab/>cout &lt;&lt; "Huffman Encode/Decode Builder" &lt;&lt; endl;</text:p>
      <text:p text:style-name="P1"/>
      <text:p text:style-name="P1"><text:tab/>// Instantiation of priority queue object.</text:p>
      <text:p text:style-name="P1"><text:tab/>// Note: vector parameter is required along with the compare operator</text:p>
      <text:p text:style-name="P1"><text:tab/>priority_queue&lt;CsymNode*, vector&lt;CsymNode*&gt;, compare_Csym&gt; pq;</text:p>
      <text:p text:style-name="P1"><text:tab/>queue&lt;CsymNode *&gt; q2;</text:p>
      <text:p text:style-name="P1"/>
      <text:p text:style-name="P1"><text:tab/>CsymNode *root;</text:p>
      <text:p text:style-name="P1"><text:tab/>vector&lt;EncoderNode&gt; encodetable;</text:p>
      <text:p text:style-name="P1"><text:tab/>string str, bstr, bitstream, decodestr;</text:p>
      <text:p text:style-name="P1"><text:tab/>unsigned symcnt = 0;</text:p>
      <text:p text:style-name="P1"/>
      <text:p text:style-name="P1"><text:tab/>cout &lt;&lt; "Enter a string : ";</text:p>
      <text:p text:style-name="P1"><text:tab/>cin &gt;&gt; str;</text:p>
      <text:p text:style-name="P1"/>
      <text:p text:style-name="P1"><text:tab/>cout &lt;&lt; "String length = " &lt;&lt; str.size() &lt;&lt; endl;</text:p>
      <text:p text:style-name="P1"/>
      <text:p text:style-name="P1"><text:tab/>// Call function to scan string and create freq list in priority queue</text:p>
      <text:p text:style-name="P1"><text:tab/>symcnt = freqcount(str, pq);</text:p>
      <text:p text:style-name="P1"/>
      <text:p text:style-name="P1"><text:tab/>cout &lt;&lt; "Symbol cnt = " &lt;&lt; symcnt &lt;&lt; " <text:s text:c="2"/>pq size = " &lt;&lt; pq.size() &lt;&lt; endl;</text:p>
      <text:p text:style-name="P1"><text:tab/>cout <text:s/>&lt;&lt; endl;</text:p>
      <text:p text:style-name="P1"><text:tab/>cout &lt;&lt; "Build Huffman tree:" &lt;&lt; endl;</text:p>
      <text:p text:style-name="P1"><text:tab/>root = huffmantree(pq);</text:p>
      <text:p text:style-name="P1"><text:tab/>cout &lt;&lt; "Root freq cnt = " &lt;&lt; root-&gt;f &lt;&lt; endl &lt;&lt; endl;</text:p>
      <text:p text:style-name="P1"/>
      <text:p text:style-name="P1"><text:tab/>bstr.clear(); <text:s/>// be sure to clear string before each use</text:p>
      <text:p text:style-name="P1"><text:tab/>// generate a huffman encoding lookup table</text:p>
      <text:p text:style-name="P1"><text:tab/>huffencodetable(root, &amp;encodetable, bstr); <text:s/></text:p>
      <text:p text:style-name="P1"/>
      <text:p text:style-name="P1"><text:tab/>cout &lt;&lt; "Encoder table contents:" &lt;&lt; endl;</text:p>
      <text:p text:style-name="P1"><text:tab/>for (unsigned i = 0; i &lt; encodetable.size(); i++){</text:p>
      <text:p text:style-name="P1"><text:tab/><text:tab/>if((unsigned)encodetable[i].c &gt; 32 &amp;&amp; </text:p>
      <text:p text:style-name="P1"><text:tab/><text:tab/><text:tab/>(unsigned)encodetable[i].c != 127) // if printable char</text:p>
      <text:p text:style-name="P1"><text:tab/><text:tab/><text:tab/>cout &lt;&lt; "char: " &lt;&lt; encodetable[i].c &lt;&lt; " <text:s/>code bits: " &lt;&lt; <text:tab/><text:tab/><text:tab/><text:tab/><text:tab/>encodetable[i].bits &lt;&lt; endl;</text:p>
      <text:p text:style-name="P1"><text:soft-page-break/><text:tab/><text:tab/>else <text:s text:c="2"/>// print hex codes</text:p>
      <text:p text:style-name="P1"><text:tab/><text:tab/><text:tab/>cout &lt;&lt; "char: [" &lt;&lt; (unsigned)encodetable[i].c &lt;&lt; </text:p>
      <text:p text:style-name="P1"><text:tab/><text:tab/><text:tab/><text:tab/>"] <text:s/>code bits: " &lt;&lt; hex &lt;&lt; encodetable[i].bits &lt;&lt; endl;</text:p>
      <text:p text:style-name="P1"><text:tab/>}</text:p>
      <text:p text:style-name="P1"/>
      <text:p text:style-name="P1"><text:tab/>cout &lt;&lt; endl &lt;&lt; "Huffman tree contents:" &lt;&lt; endl;</text:p>
      <text:p text:style-name="P1"><text:tab/>bstr.clear();</text:p>
      <text:p text:style-name="P1"><text:tab/>printtree(root, bstr);</text:p>
      <text:p text:style-name="P1"/>
      <text:p text:style-name="P1"><text:tab/>huffmanencoder(str, encodetable, bitstream);</text:p>
      <text:p text:style-name="P1"/>
      <text:p text:style-name="P1"><text:tab/>cout &lt;&lt; endl &lt;&lt; "Encoded bit cnt = " &lt;&lt; (int)bitstream.size() &lt;&lt; endl;</text:p>
      <text:p text:style-name="P1"><text:tab/>cout &lt;&lt; "Bits: " &lt;&lt; bitstream &lt;&lt; endl;</text:p>
      <text:p text:style-name="P1"/>
      <text:p text:style-name="P1"><text:s text:c="4"/><text:tab/>huffmandecoder(root, bitstream, decodestr);</text:p>
      <text:p text:style-name="P1"/>
      <text:p text:style-name="P1"><text:s text:c="4"/><text:tab/>cout &lt;&lt; "Decoded bitstream: size = " &lt;&lt; decodestr.size() &lt;&lt; endl </text:p>
      <text:p text:style-name="P1"><text:tab/><text:tab/>&lt;&lt; decodestr &lt;&lt; endl;</text:p>
      <text:p text:style-name="P1"><text:tab/>return 0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Mono 12" svg:font-family="'LM Mono 12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22:34:40.967193798</meta:creation-date>
    <dc:date>2018-01-22T22:44:13.723728845</dc:date>
    <meta:editing-duration>PT9M33S</meta:editing-duration>
    <meta:editing-cycles>1</meta:editing-cycles>
    <meta:document-statistic meta:table-count="0" meta:image-count="0" meta:object-count="0" meta:page-count="7" meta:paragraph-count="201" meta:word-count="1014" meta:character-count="6691" meta:non-whitespace-character-count="5528"/>
    <meta:generator>LibreOffice/5.1.6.2$Linux_X86_64 LibreOffice_project/10m0$Build-2</meta:generator>
  </office:meta>
</office:document-meta>
</file>